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Table1" style:family="table">
      <style:table-properties style:width="6.925in" fo:margin-left="0in" fo:margin-top="0in" fo:margin-bottom="0in" table:align="left" style:writing-mode="lr-tb"/>
    </style:style>
    <style:style style:name="Table1.A" style:family="table-column">
      <style:table-column-properties style:column-width="3.4625in"/>
    </style:style>
    <style:style style:name="Table1.1" style:family="table-row">
      <style:table-row-properties fo:keep-together="auto"/>
    </style:style>
    <style:style style:name="Table1.A1" style:family="table-cell">
      <style:table-cell-properties fo:padding="0.0201in" fo:border-left="0.25pt solid #000000" fo:border-right="none" fo:border-top="0.25pt solid #000000" fo:border-bottom="0.25pt solid #000000"/>
    </style:style>
    <style:style style:name="Table1.B1" style:family="table-cell">
      <style:table-cell-properties fo:padding="0.0201in" fo:border="0.25pt solid #000000"/>
    </style:style>
    <style:style style:name="Table1.A2" style:family="table-cell">
      <style:table-cell-properties fo:padding="0.0201in" fo:border-left="0.25pt solid #000000" fo:border-right="none" fo:border-top="none" fo:border-bottom="0.25pt solid #000000"/>
    </style:style>
    <style:style style:name="Table1.B2" style:family="table-cell">
      <style:table-cell-properties fo:padding="0.0201in" fo:border-left="0.25pt solid #000000" fo:border-right="0.25pt solid #000000" fo:border-top="none" fo:border-bottom="0.25pt solid #000000"/>
    </style:style>
    <style:style style:name="P1" style:family="paragraph" style:parent-style-name="Footer">
      <style:paragraph-properties fo:text-align="start" style:justify-single-word="false" text:number-lines="false" text:line-number="0" style:writing-mode="lr-tb"/>
    </style:style>
    <style:style style:name="P2" style:family="paragraph" style:parent-style-name="Standard">
      <style:paragraph-properties fo:text-align="start" style:justify-single-word="false" style:writing-mode="lr-tb"/>
    </style:style>
    <style:style style:name="P3" style:family="paragraph" style:parent-style-name="Standard">
      <style:paragraph-properties fo:text-align="start" style:justify-single-word="false" fo:break-before="page" style:writing-mode="lr-tb"/>
    </style:style>
    <style:style style:name="P4" style:family="paragraph" style:parent-style-name="Standard">
      <style:paragraph-properties fo:margin-left="0.5in" fo:margin-right="0in" fo:text-align="start" style:justify-single-word="false" fo:text-indent="0in" style:auto-text-indent="false" style:writing-mode="lr-tb"/>
    </style:style>
    <style:style style:name="P5" style:family="paragraph" style:parent-style-name="Standard">
      <style:paragraph-properties fo:text-align="start" style:justify-single-word="false" fo:orphans="0" fo:widows="0" style:writing-mode="lr-tb"/>
    </style:style>
    <style:style style:name="P6" style:family="paragraph" style:parent-style-name="Table_20_Contents">
      <style:paragraph-properties fo:text-align="start" style:justify-single-word="false" fo:orphans="0" fo:widows="0" style:writing-mode="lr-tb"/>
    </style:style>
    <style:style style:name="P7" style:family="paragraph" style:parent-style-name="Standard">
      <style:paragraph-properties fo:text-align="start" style:justify-single-word="false" style:writing-mode="lr-tb"/>
      <style:text-properties officeooo:paragraph-rsid="0010eeb0"/>
    </style:style>
    <style:style style:name="P8" style:family="paragraph" style:parent-style-name="Standard">
      <style:paragraph-properties fo:text-align="center" style:justify-single-word="false" style:writing-mode="lr-tb"/>
    </style:style>
    <style:style style:name="P9" style:family="paragraph" style:parent-style-name="Standard">
      <style:paragraph-properties fo:text-align="start" style:justify-single-word="false" style:writing-mode="lr-tb"/>
      <style:text-properties style:font-name="Liberation Sans" fo:font-size="14pt" style:font-size-asian="14pt" style:font-size-complex="14pt"/>
    </style:style>
    <style:style style:name="P10" style:family="paragraph" style:parent-style-name="Standard">
      <style:paragraph-properties fo:text-align="start" style:justify-single-word="false" style:writing-mode="lr-tb"/>
      <style:text-properties style:font-name="Liberation Sans" fo:font-size="12pt" style:font-size-asian="12pt" style:font-size-complex="12pt"/>
    </style:style>
    <style:style style:name="P11" style:family="paragraph" style:parent-style-name="Standard">
      <style:paragraph-properties fo:margin-left="0.5in" fo:margin-right="0in" fo:text-align="start" style:justify-single-word="false" fo:text-indent="0in" style:auto-text-indent="false" style:writing-mode="lr-tb"/>
      <style:text-properties style:font-name="Liberation Sans" fo:font-size="12pt" style:font-size-asian="12pt" style:font-size-complex="12pt"/>
    </style:style>
    <style:style style:name="P12" style:family="paragraph" style:parent-style-name="Standard">
      <style:paragraph-properties fo:text-align="start" style:justify-single-word="false" style:writing-mode="lr-tb"/>
      <style:text-properties style:font-name="Liberation Sans" fo:font-size="12pt" fo:font-weight="normal" style:font-size-asian="12pt" style:font-weight-asian="normal" style:font-size-complex="12pt" style:font-weight-complex="normal"/>
    </style:style>
    <style:style style:name="P13" style:family="paragraph" style:parent-style-name="Standard">
      <style:paragraph-properties fo:margin-left="0.5in" fo:margin-right="0in" fo:text-align="start" style:justify-single-word="false" fo:text-indent="0in" style:auto-text-indent="false" style:writing-mode="lr-tb"/>
      <style:text-properties style:font-name="Liberation Sans"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writing-mode="lr-tb"/>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writing-mode="lr-tb"/>
      <style:text-properties style:font-name="Liberation Sans" fo:font-size="12pt" fo:font-style="normal" style:font-size-asian="12pt" style:font-style-asian="normal" style:font-size-complex="12pt" style:font-style-complex="normal"/>
    </style:style>
    <style:style style:name="P16" style:family="paragraph" style:parent-style-name="Standard">
      <style:paragraph-properties fo:text-align="start" style:justify-single-word="false" style:writing-mode="lr-tb"/>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Standard">
      <style:paragraph-properties fo:margin-left="0.5in" fo:margin-right="0in" fo:text-align="start" style:justify-single-word="false" fo:text-indent="0in" style:auto-text-indent="false" style:writing-mode="lr-tb"/>
      <style:text-properties style:font-name="Liberation Sans" fo:font-size="12pt" fo:font-weight="bold" style:font-size-asian="12pt" style:font-weight-asian="bold" style:font-size-complex="12pt" style:font-weight-complex="bold"/>
    </style:style>
    <style:style style:name="P18" style:family="paragraph" style:parent-style-name="Standard">
      <style:paragraph-properties fo:text-align="start" style:justify-single-word="false" style:writing-mode="lr-tb"/>
      <style:text-properties style:font-name="Liberation Sans" fo:font-size="12pt" fo:font-weight="bold" style:font-size-asian="12pt" style:font-weight-asian="bold" style:font-size-complex="12pt" style:font-weight-complex="bold"/>
    </style:style>
    <style:style style:name="P19" style:family="paragraph" style:parent-style-name="Standard">
      <style:paragraph-properties fo:text-align="start" style:justify-single-word="false" fo:break-before="page" style:writing-mode="lr-tb"/>
      <style:text-properties style:font-name="Liberation Sans"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writing-mode="lr-tb"/>
      <style:text-properties style:font-name="Liberation Sans" fo:font-size="12pt" style:text-underline-style="none" fo:font-weight="bold" style:font-size-asian="12pt" style:font-weight-asian="bold" style:font-size-complex="12pt" style:font-weight-complex="bold"/>
    </style:style>
    <style:style style:name="P21" style:family="paragraph" style:parent-style-name="Standard">
      <style:paragraph-properties fo:text-align="start" style:justify-single-word="false" fo:orphans="0" fo:widows="0" style:writing-mode="lr-tb"/>
      <style:text-properties style:font-name="Liberation Sans" fo:font-size="12pt" style:text-underline-style="none" fo:font-weight="bold" style:font-size-asian="12pt" style:font-weight-asian="bold" style:font-size-complex="12pt" style:font-weight-complex="bold"/>
    </style:style>
    <style:style style:name="P22" style:family="paragraph" style:parent-style-name="Standard">
      <style:paragraph-properties fo:text-align="start" style:justify-single-word="false" style:writing-mode="lr-tb"/>
      <style:text-properties style:font-name="Liberation Sans" fo:font-size="12pt" style:text-underline-style="none" style:font-size-asian="12pt" style:font-size-complex="12pt"/>
    </style:style>
    <style:style style:name="P23" style:family="paragraph" style:parent-style-name="Standard">
      <style:paragraph-properties fo:text-align="start" style:justify-single-word="false" fo:orphans="0" fo:widows="0" style:writing-mode="lr-tb"/>
      <style:text-properties style:font-name="Liberation Sans" fo:font-size="12pt" style:text-underline-style="none" style:font-size-asian="12pt" style:font-size-complex="12pt"/>
    </style:style>
    <style:style style:name="P24" style:family="paragraph" style:parent-style-name="Standard">
      <style:paragraph-properties fo:text-align="start" style:justify-single-word="false" style:writing-mode="lr-tb"/>
      <style:text-properties style:font-name="Liberation Sans" fo:font-size="12pt" style:text-underline-style="solid" style:text-underline-width="auto" style:text-underline-color="font-color" style:font-size-asian="12pt" style:font-size-complex="12pt"/>
    </style:style>
    <style:style style:name="P25" style:family="paragraph" style:parent-style-name="Table_20_Contents">
      <style:paragraph-properties fo:text-align="start" style:justify-single-word="false" fo:orphans="0" fo:widows="0" style:writing-mode="lr-tb"/>
      <style:text-properties style:font-name="Liberation Sans"/>
    </style:style>
    <style:style style:name="P26" style:family="paragraph" style:parent-style-name="Standard">
      <style:paragraph-properties fo:text-align="center" style:justify-single-word="false" style:writing-mode="lr-tb"/>
      <style:text-properties style:font-name="Liberation Sans" fo:font-size="18pt" fo:font-weight="bold" style:font-size-asian="18pt" style:font-weight-asian="bold" style:font-size-complex="18pt" style:font-weight-complex="bold"/>
    </style:style>
    <style:style style:name="P27" style:family="paragraph" style:parent-style-name="Standard">
      <style:paragraph-properties fo:text-align="start" style:justify-single-word="false" fo:orphans="0" fo:widows="0" style:writing-mode="lr-tb"/>
      <style:text-properties style:font-name="Liberation Sans" style:text-underline-style="none"/>
    </style:style>
    <style:style style:name="P28" style:family="paragraph" style:parent-style-name="Standard">
      <style:paragraph-properties fo:text-align="start" style:justify-single-word="false" style:writing-mode="lr-tb"/>
      <style:text-properties fo:font-weight="normal" style:font-weight-asian="normal" style:font-weight-complex="normal"/>
    </style:style>
    <style:style style:name="P29" style:family="paragraph" style:parent-style-name="Standard">
      <style:paragraph-properties fo:text-align="start" style:justify-single-word="false" style:writing-mode="lr-tb"/>
      <style:text-properties fo:font-weight="bold" style:font-weight-asian="bold" style:font-weight-complex="bold"/>
    </style:style>
    <style:style style:name="P30" style:family="paragraph" style:parent-style-name="Standard">
      <style:paragraph-properties fo:text-align="start" style:justify-single-word="false" style:writing-mode="lr-tb"/>
      <style:text-properties style:use-window-font-color="true" loext:opacity="0%" style:font-name="Liberation Sans" fo:font-size="12pt" fo:language="en" fo:country="US"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P31" style:family="paragraph" style:parent-style-name="Standard">
      <style:paragraph-properties fo:text-align="start" style:justify-single-word="false" style:writing-mode="lr-tb"/>
      <style:text-properties style:use-window-font-color="true" loext:opacity="0%" style:font-name="Liberation Sans" fo:font-size="12pt" fo:language="en" fo:country="US" fo:font-weight="bold"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P32" style:family="paragraph" style:parent-style-name="Standard">
      <style:paragraph-properties fo:text-align="start" style:justify-single-word="false" fo:orphans="0" fo:widows="0" style:writing-mode="lr-tb"/>
      <style:text-properties style:use-window-font-color="true" loext:opacity="0%" style:font-name="Liberation Sans" fo:font-size="12pt" fo:language="en" fo:country="US" style:text-underline-style="none" style:letter-kerning="true" style:font-name-asian="Noto Serif CJK SC" style:font-size-asian="12pt" style:language-asian="zh" style:country-asian="CN" style:font-name-complex="Lohit Devanagari" style:font-size-complex="12pt" style:language-complex="hi" style:country-complex="IN"/>
    </style:style>
    <style:style style:name="P33" style:family="paragraph" style:parent-style-name="Standard">
      <style:paragraph-properties fo:text-align="start" style:justify-single-word="false" style:writing-mode="lr-tb"/>
      <style:text-properties style:text-underline-style="none"/>
    </style:style>
    <style:style style:name="P34" style:family="paragraph" style:parent-style-name="Standard">
      <style:paragraph-properties fo:text-align="start" style:justify-single-word="false" style:writing-mode="lr-tb"/>
      <style:text-properties style:font-name="Liberation Sans1" fo:font-size="16pt" officeooo:rsid="0000c4a7" officeooo:paragraph-rsid="0010eeb0" style:font-size-asian="14pt" style:font-size-complex="16pt"/>
    </style:style>
    <style:style style:name="P35" style:family="paragraph" style:parent-style-name="Standard">
      <style:paragraph-properties fo:line-height="115%" fo:text-align="start" style:justify-single-word="false"/>
      <style:text-properties style:font-name="Liberation Sans1" fo:font-size="16pt" officeooo:rsid="0000c4a7" officeooo:paragraph-rsid="0010eeb0" style:font-size-asian="14pt" style:font-size-complex="16pt"/>
    </style:style>
    <style:style style:name="P36" style:family="paragraph" style:parent-style-name="Standard" style:list-style-name="WWNum1">
      <style:paragraph-properties fo:text-align="start" style:justify-single-word="false" style:writing-mode="lr-tb"/>
    </style:style>
    <style:style style:name="P37" style:family="paragraph" style:parent-style-name="Standard" style:list-style-name="WWNum2">
      <style:paragraph-properties fo:text-align="start" style:justify-single-word="false" style:writing-mode="lr-tb"/>
    </style:style>
    <style:style style:name="P38" style:family="paragraph" style:parent-style-name="Standard" style:list-style-name="WWNum1">
      <style:paragraph-properties fo:text-align="start" style:justify-single-word="false" style:writing-mode="lr-tb"/>
      <style:text-properties style:font-name="Liberation Sans" fo:font-size="12pt" fo:font-weight="normal" style:font-size-asian="12pt" style:font-weight-asian="normal" style:font-size-complex="12pt" style:font-weight-complex="normal"/>
    </style:style>
    <style:style style:name="P39" style:family="paragraph" style:parent-style-name="Standard" style:list-style-name="WWNum3">
      <style:paragraph-properties fo:text-align="start" style:justify-single-word="false" style:writing-mode="lr-tb"/>
      <style:text-properties style:font-name="Liberation Sans" fo:font-size="12pt" fo:font-weight="normal" style:font-size-asian="12pt" style:font-weight-asian="normal" style:font-size-complex="12pt" style:font-weight-complex="normal"/>
    </style:style>
    <style:style style:name="P40" style:family="paragraph" style:parent-style-name="Standard" style:list-style-name="WWNum4">
      <style:paragraph-properties fo:text-align="start" style:justify-single-word="false" style:writing-mode="lr-tb"/>
      <style:text-properties style:font-name="Liberation Sans" fo:font-size="12pt" style:font-size-asian="12pt" style:font-size-complex="12pt"/>
    </style:style>
    <style:style style:name="T1" style:family="text">
      <style:text-properties style:font-name="Liberation Sans"/>
    </style:style>
    <style:style style:name="T2" style:family="text">
      <style:text-properties style:font-name="Liberation Sans" fo:font-size="16pt" fo:font-weight="bold" style:font-size-asian="16pt" style:font-weight-asian="bold" style:font-size-complex="16pt" style:font-weight-complex="bold"/>
    </style:style>
    <style:style style:name="T3" style:family="text">
      <style:text-properties style:font-name="Liberation Sans" fo:font-size="14pt" style:font-size-asian="14pt" style:font-size-complex="14pt"/>
    </style:style>
    <style:style style:name="T4" style:family="text">
      <style:text-properties style:font-name="Liberation Sans" fo:font-size="14pt" officeooo:rsid="00139566" style:font-size-asian="14pt" style:font-size-complex="14pt"/>
    </style:style>
    <style:style style:name="T5" style:family="text">
      <style:text-properties style:font-name="Liberation Sans" fo:font-size="12pt" fo:font-weight="bold" style:font-size-asian="12pt" style:font-weight-asian="bold" style:font-size-complex="12pt" style:font-weight-complex="bold"/>
    </style:style>
    <style:style style:name="T6" style:family="text">
      <style:text-properties style:font-name="Liberation Sans" fo:font-size="12pt" style:font-size-asian="12pt" style:font-size-complex="12pt"/>
    </style:style>
    <style:style style:name="T7" style:family="text">
      <style:text-properties style:font-name="Liberation Sans" fo:font-size="12pt" officeooo:rsid="0011fa81" style:font-size-asian="12pt" style:font-size-complex="12pt"/>
    </style:style>
    <style:style style:name="T8" style:family="text">
      <style:text-properties style:font-name="Liberation Sans" fo:font-size="12pt" style:text-underline-style="solid" style:text-underline-width="auto" style:text-underline-color="font-color" style:font-size-asian="12pt" style:font-size-complex="12pt"/>
    </style:style>
    <style:style style:name="T9" style:family="text">
      <style:text-properties style:font-name="Liberation Sans" fo:font-size="12pt" style:text-underline-style="solid" style:text-underline-width="auto" style:text-underline-color="font-color" fo:font-weight="normal" style:font-size-asian="12pt" style:font-weight-asian="normal" style:font-size-complex="12pt" style:font-weight-complex="normal"/>
    </style:style>
    <style:style style:name="T10" style:family="text">
      <style:text-properties style:font-name="Liberation Sans" fo:font-size="12pt" fo:font-weight="normal" style:font-size-asian="12pt" style:font-weight-asian="normal" style:font-size-complex="12pt" style:font-weight-complex="normal"/>
    </style:style>
    <style:style style:name="T11" style:family="text">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Liberation San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3" style:family="text">
      <style:text-properties style:font-name="Liberation Sans" fo:font-size="12pt" fo:font-style="normal" fo:font-weight="bold" style:font-size-asian="12pt" style:font-style-asian="normal" style:font-weight-asian="bold" style:font-size-complex="12pt" style:font-style-complex="normal" style:font-weight-complex="bold"/>
    </style:style>
    <style:style style:name="T14" style:family="text">
      <style:text-properties style:font-name="Liberation San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15" style:family="text">
      <style:text-properties style:font-name="Liberation Sans" fo:font-size="12pt" style:text-underline-style="none" style:font-size-asian="12pt" style:font-size-complex="12pt"/>
    </style:style>
    <style:style style:name="T16" style:family="text">
      <style:text-properties style:font-name="Liberation Sans" fo:font-size="12pt" style:text-underline-style="none" fo:font-weight="bold" style:font-size-asian="12pt" style:font-weight-asian="bold" style:font-size-complex="12pt" style:font-weight-complex="bold"/>
    </style:style>
    <style:style style:name="T17" style:family="text">
      <style:text-properties style:use-window-font-color="true" loext:opacity="0%" style:font-name="Liberation Sans" fo:font-size="16pt" fo:language="en" fo:country="US" fo:font-weight="bold" officeooo:rsid="00139566" style:letter-kerning="true" style:font-name-asian="Noto Serif CJK SC" style:font-size-asian="16pt" style:language-asian="zh" style:country-asian="CN" style:font-weight-asian="bold" style:font-name-complex="Lohit Devanagari" style:font-size-complex="16pt" style:language-complex="hi" style:country-complex="IN" style:font-weight-complex="bold"/>
    </style:style>
    <style:style style:name="T18" style:family="text">
      <style:text-properties style:use-window-font-color="true" loext:opacity="0%" style:font-name="Liberation Sans" fo:font-size="12pt" fo:language="en" fo:country="US" style:letter-kerning="true" style:font-name-asian="Noto Serif CJK SC" style:font-size-asian="12pt" style:language-asian="zh" style:country-asian="CN" style:font-name-complex="Lohit Devanagari" style:font-size-complex="12pt" style:language-complex="hi" style:country-complex="IN"/>
    </style:style>
    <style:style style:name="T19" style:family="text">
      <style:text-properties style:use-window-font-color="true" loext:opacity="0%" style:font-name="Liberation Sans" fo:font-size="12pt" fo:language="en" fo:country="US" style:text-underline-style="solid" style:text-underline-width="auto" style:text-underline-color="font-color" fo:font-weight="normal"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0" style:family="text">
      <style:text-properties style:use-window-font-color="true" loext:opacity="0%" style:font-name="Liberation Sans" fo:font-size="12pt" fo:language="en" fo:country="US" fo:font-weight="normal"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1" style:family="text">
      <style:text-properties style:use-window-font-color="true" loext:opacity="0%" style:font-name="Liberation Sans" fo:font-size="12pt" fo:language="en" fo:country="US" fo:font-weight="normal" officeooo:rsid="0013a2c3"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2" style:family="text">
      <style:text-properties style:use-window-font-color="true" loext:opacity="0%" style:font-name="Liberation Sans" fo:font-size="12pt" fo:language="en" fo:country="US" fo:font-weight="bold"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23" style:family="text">
      <style:text-properties style:use-window-font-color="true" loext:opacity="0%" style:font-name="Liberation Sans" fo:font-size="12pt" fo:language="en" fo:country="US" fo:font-style="normal" fo:font-weight="bold" style:letter-kerning="true" style:font-name-asian="Noto Serif CJK SC"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4" style:family="text">
      <style:text-properties style:use-window-font-color="true" loext:opacity="0%" style:font-name="Liberation Sans" fo:font-size="12pt" fo:language="en" fo:country="US" fo:font-style="normal"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5" style:family="text">
      <style:text-properties style:use-window-font-color="true" loext:opacity="0%" style:font-name="Liberation Sans" fo:font-size="12pt" fo:language="en" fo:country="US" fo:font-style="normal" style:text-underline-style="solid" style:text-underline-width="auto" style:text-underline-color="font-color"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6" style:family="text">
      <style:text-properties style:use-window-font-color="true" loext:opacity="0%" style:font-name="Liberation Sans" fo:font-size="12pt"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7" style:family="text">
      <style:text-properties style:use-window-font-color="true" loext:opacity="0%" style:font-name="Liberation Sans" fo:font-size="12pt" fo:language="en" fo:country="US" style:text-underline-style="none" style:letter-kerning="true" style:font-name-asian="Noto Serif CJK SC" style:font-size-asian="12pt" style:language-asian="zh" style:country-asian="CN" style:font-name-complex="Lohit Devanagari" style:font-size-complex="12pt" style:language-complex="hi" style:country-complex="IN"/>
    </style:style>
    <style:style style:name="T28" style:family="text">
      <style:text-properties style:font-name="Liberation Sans1" fo:font-size="12pt" officeooo:rsid="00364755" style:font-size-asian="12pt" style:font-size-complex="12pt"/>
    </style:style>
    <style:style style:name="T29" style:family="text">
      <style:text-properties style:text-position="super 58%" fo:font-size="12pt" officeooo:rsid="00364755" style:font-size-asian="12pt" style:font-size-complex="12pt"/>
    </style:style>
    <style:style style:name="T30" style:family="text">
      <style:text-properties style:text-position="super 58%" style:font-name="Liberation Sans1" fo:font-size="12pt" officeooo:rsid="00364755" style:font-size-asian="12pt" style:font-size-complex="12pt"/>
    </style:style>
    <style:style style:name="T31" style:family="text">
      <style:text-properties style:text-position="super 58%" style:font-name="Liberation Sans" fo:font-size="12pt" officeooo:rsid="00364755" style:font-size-asian="12pt" style:font-size-complex="12pt"/>
    </style:style>
    <style:style style:name="T32" style:family="text">
      <style:text-properties style:text-position="0% 100%" fo:font-size="12pt" officeooo:rsid="00364755" style:font-size-asian="12pt" style:font-size-complex="12pt"/>
    </style:style>
    <style:style style:name="T33" style:family="text">
      <style:text-properties style:text-position="0% 100%" style:font-name="Liberation Sans1" fo:font-size="12pt" officeooo:rsid="00364755" style:font-size-asian="12pt" style:font-size-complex="12pt"/>
    </style:style>
    <style:style style:name="T34" style:family="text">
      <style:text-properties style:text-position="0% 100%" style:font-name="Liberation Sans" fo:font-size="12pt" officeooo:rsid="00364755" style:font-size-asian="12pt" style:font-size-complex="12pt"/>
    </style:style>
    <style:style style:name="T35" style:family="text">
      <style:text-properties style:text-position="0% 100%" style:font-name="Liberation Sans" fo:font-size="12pt" officeooo:rsid="0011fa81"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CS 2308: Foundations of Computer Science II</text:p>
      <text:p text:style-name="P8"><text:span text:style-name="T17">Summer</text:span><text:span text:style-name="T2"> 2023</text:span></text:p>
      <text:p text:style-name="P8"><text:span text:style-name="T3">Section </text:span><text:span text:style-name="T4">501</text:span></text:p>
      <text:p text:style-name="P9"/>
      <text:p text:style-name="P9"/>
      <text:p text:style-name="P2"><text:span text:style-name="T5">Instructor:</text:span><text:span text:style-name="T6"><text:tab/><text:tab/><text:tab/>Gentry Atkinson (he/him)</text:span></text:p>
      <text:p text:style-name="P2"><text:span text:style-name="T6"><text:tab/><text:tab/><text:tab/><text:tab/></text:span><text:a xlink:type="simple" xlink:href="mailto:gma23@txstate.edu" text:style-name="Internet_20_link" text:visited-style-name="Visited_20_Internet_20_Link"><text:span text:style-name="Internet_20_link"><text:span text:style-name="T6">gma23@txstate.edu</text:span></text:span></text:a></text:p>
      <text:p text:style-name="P10"><text:tab/><text:tab/><text:tab/><text:tab/>Derrick M14</text:p>
      <text:p text:style-name="P10"/>
      <text:p text:style-name="P2"><text:span text:style-name="T5">Virtual Office Hours:</text:span><text:span text:style-name="T6"><text:tab/></text:span><text:span text:style-name="T18">(TBD)</text:span></text:p>
      <text:p text:style-name="P10"><text:tab/><text:tab/><text:tab/><text:tab/>Zoom Links are posted on Canvas</text:p>
      <text:p text:style-name="P10"/>
      <text:p text:style-name="P7"><text:span text:style-name="T5">Important Dates:</text:span><text:span text:style-name="T6"><text:tab/><text:tab/></text:span><text:span text:style-name="T28">May 29</text:span><text:span text:style-name="T30">th<text:tab/><text:tab/></text:span><text:span text:style-name="T33">Memorial Day</text:span></text:p>
      <text:p text:style-name="P35"><text:span text:style-name="T32"><text:tab/><text:tab/><text:tab/><text:tab/>May 30</text:span><text:span text:style-name="T29">th</text:span><text:span text:style-name="T32"><text:tab/><text:tab/>First day of Class</text:span></text:p>
      <text:p text:style-name="P35"><text:span text:style-name="T32"><text:tab/><text:tab/><text:tab/><text:tab/>May 31</text:span><text:span text:style-name="T29">st</text:span><text:span text:style-name="T32"><text:tab/><text:tab/>Last day to add a class</text:span></text:p>
      <text:p text:style-name="P35"><text:span text:style-name="T32"><text:tab/><text:tab/><text:tab/><text:tab/>June 2</text:span><text:span text:style-name="T29">nd</text:span><text:span text:style-name="T32"><text:tab/><text:tab/>Last day to drop with no record</text:span></text:p>
      <text:p text:style-name="P35"><text:span text:style-name="T32"><text:tab/><text:tab/><text:tab/><text:tab/>June 23</text:span><text:span text:style-name="T29">rd</text:span><text:span text:style-name="T32"><text:tab/><text:tab/>Deadline to apply for graduation</text:span></text:p>
      <text:p text:style-name="P34"><text:span text:style-name="T34"><text:tab/><text:tab/><text:tab/><text:tab/>June 30</text:span><text:span text:style-name="T31">th</text:span><text:span text:style-name="T34"><text:tab/><text:tab/>Final Exam, </text:span><text:span text:style-name="T35">11:00 AM – 1:30 PM</text:span></text:p>
      <text:p text:style-name="P10"/>
      <text:p text:style-name="P2"><text:span text:style-name="T6"><text:tab/><text:tab/><text:tab/><text:tab/></text:span><text:span text:style-name="T8">These dates may change.</text:span></text:p>
      <text:p text:style-name="P10"/>
      <text:p text:style-name="P2"><text:span text:style-name="T5">Class Meetings: </text:span><text:span text:style-name="T6"><text:tab/></text:span><text:span text:style-name="T7">MTWRF 10:00-11:40 AM in Derrick 234</text:span></text:p>
      <text:p text:style-name="P10"/>
      <text:p text:style-name="P18">Course Description:</text:p>
      <text:p text:style-name="P10">Fundamentals of object-oriented programming. Introduction to abstract data types (ADTs) including lists, stacks, and queues. Searching and sorting. Pointers and dynamic memory allocation. A continuation of CS1428. Prerequisite: "C" or higher in CS 1428.</text:p>
      <text:p text:style-name="P10"/>
      <text:p text:style-name="P18">Course Format:</text:p>
      <text:list xml:id="list3842072092" text:style-name="WWNum1">
        <text:list-item>
          <text:p text:style-name="P36"><text:span text:style-name="T10">This class will held </text:span><text:span text:style-name="T5">in-person</text:span><text:span text:style-name="T10"> but some lectures may be posted as videos in the event of time conflicts or to provide supplemental content.</text:span></text:p>
        </text:list-item>
        <text:list-item>
          <text:p text:style-name="P38">Exams, quizzes, and assignments will be delivered through the Canvas LMS. Students will need access to reliable internet to complete homework assignments.</text:p>
        </text:list-item>
      </text:list>
      <text:p text:style-name="P28"/>
      <text:p text:style-name="P10"/>
      <text:p text:style-name="P19">Required Materials:</text:p>
      <text:list xml:id="list2521453209" text:style-name="WWNum2">
        <text:list-item>
          <text:p text:style-name="P37"><text:span text:style-name="T10">Textbook- </text:span><text:span text:style-name="T5">Tony Gaddis, Starting out with C++: From Control Structures through Objects</text:span><text:span text:style-name="T10">, 10th Edition, ISBN: 9780137450626 (</text:span><text:span text:style-name="T19">any</text:span><text:span text:style-name="T9"> edition </text:span><text:span text:style-name="T19">can be used</text:span><text:span text:style-name="T9">!</text:span><text:span text:style-name="T10">).</text:span></text:p>
        </text:list-item>
        <text:list-item>
          <text:p text:style-name="P37"><text:span text:style-name="T10">Students will need access to a computer with a web browser and an Integrated Development Environment (IDE). All class coding demonstrations will be done using the </text:span><text:span text:style-name="T5">CodeBlocks</text:span><text:span text:style-name="T10"> IDE. Students may </text:span><text:span text:style-name="T20">use any IDE for their own work but are responsible for installing and configuring that software for themselves.</text:span></text:p>
        </text:list-item>
        <text:list-item>
          <text:p text:style-name="P37"><text:span text:style-name="T10">Students are encouraged but not required to bring a laptop or tablet to class for participating in live coding.</text:span><text:span text:style-name="T5"> Bringing a laptop or tablet to class is required on exam days.</text:span></text:p>
        </text:list-item>
      </text:list>
      <text:p text:style-name="P18">Course objectives:</text:p>
      <text:p text:style-name="P12">At the end of the course, the students should be able to:</text:p>
      <text:list xml:id="list3036897437" text:style-name="WWNum3">
        <text:list-item>
          <text:p text:style-name="P39">Describe and demonstrate at least two different algorithms for searching and at least</text:p>
        </text:list-item>
      </text:list>
      <text:p text:style-name="P13">two different algorithms for sorting.</text:p>
      <text:list xml:id="list85302734503680" text:continue-numbering="true" text:style-name="WWNum3">
        <text:list-item>
          <text:p text:style-name="P39">Implement a divide-and-conquer algorithm to solve an appropriate problem (binary</text:p>
        </text:list-item>
      </text:list>
      <text:p text:style-name="P13">search).</text:p>
      <text:list xml:id="list85302616076374" text:continue-numbering="true" text:style-name="WWNum3">
        <text:list-item>
          <text:p text:style-name="P39">State the time/space efficiency of various algorithms (using one of 6 categories of</text:p>
        </text:list-item>
      </text:list>
      <text:p text:style-name="P13">mathematical functions).</text:p>
      <text:list xml:id="list85302017720089" text:continue-numbering="true" text:style-name="WWNum3">
        <text:list-item>
          <text:p text:style-name="P39">List the 6 categories of mathematical functions used in analyzing algorithms in order</text:p>
        </text:list-item>
      </text:list>
      <text:p text:style-name="P13">from slowest to fastest growing.</text:p>
      <text:list xml:id="list85302407120225" text:continue-numbering="true" text:style-name="WWNum3">
        <text:list-item>
          <text:p text:style-name="P39">Read and write C++ code that uses pointer variables and memory operations (new, &amp;,</text:p>
        </text:list-item>
      </text:list>
      <text:p text:style-name="P13">*, delete), including pointers to arrays, structures, and objects and the -&gt; operator.</text:p>
      <text:list xml:id="list85302298995829" text:continue-numbering="true" text:style-name="WWNum3">
        <text:list-item>
          <text:p text:style-name="P39">Write C++ code that resizes an array using dynamic memory allocation.</text:p>
        </text:list-item>
        <text:list-item>
          <text:p text:style-name="P39">Write C++ code that deletes dynamically allocated memory to avoid memory leaks.</text:p>
        </text:list-item>
        <text:list-item>
          <text:p text:style-name="P39">Describe the basic concepts of object-oriented programming.</text:p>
        </text:list-item>
        <text:list-item>
          <text:p text:style-name="P39">Design, implement, test, and debug simple programs (using objects) in an object-</text:p>
        </text:list-item>
      </text:list>
      <text:p text:style-name="P13">oriented programming language (C++).</text:p>
      <text:list xml:id="list85302769779612" text:continue-numbering="true" text:style-name="WWNum3">
        <text:list-item>
          <text:p text:style-name="P39">Describe how the class mechanism supports encapsulation and information hiding.</text:p>
        </text:list-item>
        <text:list-item>
          <text:p text:style-name="P39">Develop (implement) programs using multiple classes and arrays of objects</text:p>
        </text:list-item>
        <text:list-item>
          <text:p text:style-name="P39">Develop and use appropriate algorithms, especially for processing lists (insert, remove,</text:p>
        </text:list-item>
      </text:list>
      <text:p text:style-name="P13">search, sort, etc.)</text:p>
      <text:list xml:id="list85302284290739" text:continue-numbering="true" text:style-name="WWNum3">
        <text:list-item>
          <text:p text:style-name="P39">Describe structured programming in terms of modules and functions.</text:p>
        </text:list-item>
        <text:list-item>
          <text:p text:style-name="P39">Develop (implement) programs with source code separated into multiple files, including</text:p>
        </text:list-item>
      </text:list>
      <text:p text:style-name="P13">header (.h) files</text:p>
      <text:list xml:id="list85301886564238" text:continue-numbering="true" text:style-name="WWNum3">
        <text:list-item>
          <text:p text:style-name="P39">Create, compile, and run a C++ program in a Unix style command-line environment</text:p>
        </text:list-item>
        <text:list-item>
          <text:p text:style-name="P39">Develop (Implement) C++ programs that create and use simple linked-lists, including</text:p>
        </text:list-item>
      </text:list>
      <text:p text:style-name="P13">code to insert into, delete from, and traverse a linked list structure.</text:p>
      <text:list xml:id="list85302227426062" text:continue-numbering="true" text:style-name="WWNum3">
        <text:list-item>
          <text:p text:style-name="P39">Compare and contrast the costs and benefits of dynamic and static data structure</text:p>
        </text:list-item>
      </text:list>
      <text:p text:style-name="P13">implementations.</text:p>
      <text:list xml:id="list85303807948410" text:continue-numbering="true" text:style-name="WWNum3">
        <text:list-item>
          <text:p text:style-name="P39">Describe the principle of the Abstract Data Type (ADT) and, in particular, explain the</text:p>
        </text:list-item>
      </text:list>
      <text:p text:style-name="P13">benefits of separation of interface and implementation.</text:p>
      <text:list xml:id="list85303425719201" text:continue-numbering="true" text:style-name="WWNum3">
        <text:list-item>
          <text:p text:style-name="P39">Implement user-defined data structures in a high-level language.</text:p>
        </text:list-item>
        <text:list-item>
          <text:p text:style-name="P39">Implement the list, stack, and queue ADT using arrays and linked lists.</text:p>
        </text:list-item>
        <text:list-item>
          <text:p text:style-name="P39">Write programs that use each of these data structures: linked lists, stacks, and queues.</text:p>
        </text:list-item>
      </text:list>
      <text:p text:style-name="P12"/>
      <text:p text:style-name="P29"/>
      <text:p text:style-name="P19">Attendance Policy:</text:p>
      <text:p text:style-name="P12">Students are encouraged but not required to attend the twice-weekly lectures. Lecture slides will be posted on Canvas, but not videos of live lectures. Students who choose not to attend lectures are still expected to learn all of the material presented in this class and may have difficulty completing assignments.</text:p>
      <text:p text:style-name="P29"/>
      <text:p text:style-name="P12">Some lectures may be moved to an asynchronous video format in the event of emergency or to accommodate the instructor’s travel schedule. No more than four lectures will be delivered by video this semester.</text:p>
      <text:p text:style-name="P29"/>
      <text:p text:style-name="P18">Grading:</text:p>
      <text:p text:style-name="P2"><text:span text:style-name="T5"><text:tab/></text:span><text:span text:style-name="T10">Pre-term exam<text:tab/><text:tab/>5%</text:span></text:p>
      <text:p text:style-name="P12"><text:tab/>Midterm exam<text:tab/><text:tab/>15%</text:p>
      <text:p text:style-name="P12"><text:tab/>Final exam<text:tab/><text:tab/><text:tab/>20%</text:p>
      <text:p text:style-name="P12"><text:tab/>Coding Projects (4)<text:tab/><text:tab/>40%</text:p>
      <text:p text:style-name="P2"><text:span text:style-name="T10"><text:tab/></text:span><text:span text:style-name="T21">In-Class</text:span><text:span text:style-name="T10"> </text:span><text:span text:style-name="T20">Assignment</text:span><text:span text:style-name="T10">s<text:tab/>10%</text:span></text:p>
      <text:p text:style-name="P12"><text:tab/>Independent Quizzes<text:tab/>10%<text:tab/></text:p>
      <text:p text:style-name="P12"/>
      <text:p text:style-name="P18">Exams:</text:p>
      <text:p text:style-name="P2"><text:span text:style-name="T10">The pre-term exam will test students’ knowledge of material covered in CS1428. Students should take this exam on their own time</text:span><text:span text:style-name="T6"><text:tab/></text:span><text:span text:style-name="T18">following the first lecture</text:span><text:span text:style-name="T6">. There will be a supplementary assignment to allow students to raise their grades on this exam if they wish to do so.</text:span></text:p>
      <text:p text:style-name="P10"/>
      <text:p text:style-name="P10">The midterm and final will be given through Canvas. If possible these exams will be given in-person. Students should arrange to have access to a laptop or tablet that they can bring to class on exam days.</text:p>
      <text:p text:style-name="P10"/>
      <text:p text:style-name="P10">Specific instructions for taking exams will be posted on Canvas.</text:p>
      <text:p text:style-name="P10"/>
      <text:p text:style-name="P2"><text:span text:style-name="T6">A “curve” may be added to </text:span><text:span text:style-name="T18">the midterm and final exams, but is never guaranteed. When a curve is added, it will be computed using the formula: (100 – the highest grade in the class).</text:span></text:p>
      <text:p text:style-name="P10"/>
      <text:p text:style-name="P18">Coding Projects:</text:p>
      <text:p text:style-name="P2"><text:span text:style-name="T6">There will be four coding projects throughout the semester. Students will implement a piece of software following a software design document posted on Canvas. </text:span><text:span text:style-name="T8">These are individual assignments</text:span><text:span text:style-name="T6">. Students may discuss the assignment with each other, but everyone should cite their collaborators and submit their own copy.</text:span></text:p>
      <text:p text:style-name="P10"/>
      <text:p text:style-name="P10">Submitting a solution that has been posted online will earn a 0 on that project. </text:p>
      <text:p text:style-name="P10"/>
      <text:p text:style-name="P31"/>
      <text:p text:style-name="P31"/>
      <text:p text:style-name="P3"><text:span text:style-name="T22">Weekly Assignments</text:span><text:span text:style-name="T5">:</text:span></text:p>
      <text:p text:style-name="P2"><text:span text:style-name="T20">There will be a small, weekly coding challenge posted on Canvas. These challenges will focus on re-enforcing </text:span><text:span text:style-name="T11"><text:s/>the concepts discussed in lecture during that week of class as well as giving opportunities to practice clean coding practices. These assignments are collaborative, but students must turn in their own copy of the code they have written.</text:span></text:p>
      <text:p text:style-name="P14"/>
      <text:p text:style-name="P14">We will work on these assignments together in class every week. Students are encouraged to bring a laptop or tablet to work on these assignments during class time.</text:p>
      <text:p text:style-name="P14"/>
      <text:p text:style-name="P18">Late and Make-up Work:</text:p>
      <text:p text:style-name="P2"><text:span text:style-name="T9">Make-up exams will </text:span><text:span text:style-name="T14">only</text:span><text:span text:style-name="T12"> be given for students who arrange an absence ahead of time or who are given an excused absence by the Dean of Students.</text:span><text:span text:style-name="T11"> Students who know that they are not going to be available during an exam time should contact the instructor to arrange an alternative testing time as soon as they find out about the conflict.</text:span></text:p>
      <text:p text:style-name="P15"/>
      <text:p text:style-name="P14">Students who experience illness or personal tragedy that prevents them from submitting work should contact the Dean of Students to request an excused absence. Students who are given an excused absence by the Dean do not need to explain the nature of the illness or tragedy to the instructor and will be given an opportunity to submit any work or exam that was due during the excused period.</text:p>
      <text:p text:style-name="P15"/>
      <text:p text:style-name="P14">The four Coding Projects each have a 24 hour period for late submissions. Projects submitted during the late submission period will be penalized by 20%.</text:p>
      <text:p text:style-name="P14"/>
      <text:p text:style-name="P14">Students are always welcome to request additional working time on an assignment or quiz (other than the midterm and final exams) through email, but these will be considered on a case-by-case basis.</text:p>
      <text:p text:style-name="P14"/>
      <text:p text:style-name="P2"><text:span text:style-name="T23">Technical Difficulties </text:span><text:span text:style-name="T13">:</text:span></text:p>
      <text:p text:style-name="P2"><text:span text:style-name="T11">If a failure of Canvas or the school’s network interferes with </text:span><text:span text:style-name="T24">an exam, a poll will be posted on Canvas to determine a “mitigation policy” for the grades on that exam. Options will include but are not limited to dropping a portion of the exam, applying a uniform curve to all exams, or re-taking the exam.</text:span></text:p>
      <text:p text:style-name="P30"/>
      <text:p text:style-name="P2"><text:span text:style-name="T24">Network or software failures will not be considered when grading the Weekly Assignments, Coding Projects, and Independent Quizzes. Students responsible for finding access to a stable internet connection and for knowing how to use the IDE the have chosen to install. </text:span><text:span text:style-name="T25">Computers with a wired internet connection and a working IDE maintained by the CS department are available in Derrick 231 and MCS 590.</text:span></text:p>
      <text:p text:style-name="P14"/>
      <text:p text:style-name="P16">Class Conduct:</text:p>
      <text:p text:style-name="P14">Students should conduct themselves in a way that does not interfere with the learning of other students. This includes not using offensive or disruptive language, not interrupting lectures, and not sharing offensive or disturbing material through online forums. This policy applies whether our class meeting are virtual or in-person.</text:p>
      <text:p text:style-name="P14"/>
      <text:p text:style-name="P30"><text:soft-page-break/>Disruptive conduct in class will receive a verbal or written warning from the instructor. Students who repeatedly disrupt class will be referred to the Dean of Students.</text:p>
      <text:p text:style-name="P30"/>
      <text:p text:style-name="P2"><text:span text:style-name="T24">Students may bring </text:span><text:span text:style-name="T25">well behaved</text:span><text:span text:style-name="T26"> children or infants to class with them but are responsible for their child’s behavior and will be asked to remove the child from the classroom if they become disruptive.</text:span></text:p>
      <text:p text:style-name="P14"/>
      <text:p text:style-name="P2"><text:span text:style-name="T13">Communication Policy</text:span><text:span text:style-name="T11">:</text:span></text:p>
      <text:p text:style-name="P2"><text:span text:style-name="T12">Students that need to contact the instructor outside of class and office hours should do so through email using the address at the top of this syllabus</text:span><text:span text:style-name="T11">. I do not monitor and will not respond to communications through other channels (e.g. Canvas, Slack, Discord, </text:span><text:span text:style-name="T24">Facebook).</text:span><text:span text:style-name="T11"> I will try to respond to emails that I receive Monday-Friday within 24 hours or within 48 hours for emails that I receive on Saturday or Sunday. Students should be aware that my responses might be slower before major deadlines. </text:span></text:p>
      <text:p text:style-name="P10"/>
      <text:p text:style-name="P18">Withdrawals/drops:</text:p>
      <text:p text:style-name="P10">You must follow the withdrawal and drop policy set up by the University:</text:p>
      <text:p text:style-name="P2"><text:span text:style-name="Internet_20_link"><text:span text:style-name="T6">http://www.registrar.txstate.edu/registration/dropping-or-withdrawing.html</text:span></text:span></text:p>
      <text:p text:style-name="P10"/>
      <text:p text:style-name="P18">Academic Honesty:</text:p>
      <text:p text:style-name="P10">Students should remember that cheating only devalues their own education. You are expected to adhere to the University's Academic Honor Code:</text:p>
      <text:p text:style-name="P2"><text:span text:style-name="Internet_20_link"><text:span text:style-name="T6">https://www.txstate.edu/honorcodecouncil/Academic-Integrity.html</text:span></text:span></text:p>
      <text:p text:style-name="P10"/>
      <text:list xml:id="list2880213100" text:style-name="WWNum4">
        <text:list-item>
          <text:p text:style-name="P40">You may work together on your programming assignments. If</text:p>
        </text:list-item>
      </text:list>
      <text:p text:style-name="P11">you submit a program that is the result of group work, you must list the names of all</text:p>
      <text:p text:style-name="P4"><text:span text:style-name="T6">contributors in the file </text:span><text:span text:style-name="T18">comments</text:span><text:span text:style-name="T6">. Each student must submit their own program, even if it is the same as another students’. The penalty for not citing collaborators will be -30</text:span></text:p>
      <text:p text:style-name="P11">points for that assignment.</text:p>
      <text:list xml:id="list85303412869861" text:continue-numbering="true" text:style-name="WWNum4">
        <text:list-item>
          <text:p text:style-name="P40">Do not include code obtained from the internet or any other source in your programming assignment (except what is provided by the instructor during the current semester). Do not post your solution anywhere on the internet. The penalty for either of these violations will be a 0 for that assignment.</text:p>
        </text:list-item>
        <text:list-item>
          <text:p text:style-name="P40">Submitting work done by others as if it were your own is an act of dishonesty.</text:p>
        </text:list-item>
        <text:list-item>
          <text:p text:style-name="P40">The penalty for violating academic honesty on a test or exam is a reduction of points up to a grade of 0 on the test or exam.</text:p>
        </text:list-item>
        <text:list-item>
          <text:p text:style-name="P40">Students who engage in dishonest activities will have to explain their actions to the Honor Code Council.</text:p>
        </text:list-item>
      </text:list>
      <text:p text:style-name="P17"/>
      <text:p text:style-name="P18">Accommodations for students with disability:</text:p>
      <text:p text:style-name="P10">Any student with needs requiring special accommodations should contact the Office of</text:p>
      <text:p text:style-name="P10">Disability Services(ODS) at the LBJ student center (5-5.1). Students who qualify for extra time</text:p>
      <text:p text:style-name="P10">for exams must take their test with ATSD and must schedule their test at the same time</text:p>
      <text:p text:style-name="P2"><text:span text:style-name="T6">the test is given in class. </text:span><text:span text:style-name="T8">Note: you must submit your request with ATSD at least 2</text:span></text:p>
      <text:p text:style-name="P24">business days before the exam date!</text:p>
      <text:p text:style-name="P10"/>
      <text:p text:style-name="P22">Students are never required or expected to discuss their disability with an instructor.</text:p>
      <text:p text:style-name="P20"><text:soft-page-break/></text:p>
      <text:p text:style-name="P20">Course Schedule:</text:p>
      <text:p text:style-name="P10"/>
      <table:table table:name="Table1" table:style-name="Table1">
        <table:table-column table:style-name="Table1.A" table:number-columns-repeated="2"/>
        <table:table-row table:style-name="Table1.1">
          <table:table-cell table:style-name="Table1.A1" office:value-type="string">
            <text:p text:style-name="P21">Topic</text:p>
          </table:table-cell>
          <table:table-cell table:style-name="Table1.B1" office:value-type="string">
            <text:p text:style-name="P21">Dates</text:p>
          </table:table-cell>
        </table:table-row>
        <table:table-row table:style-name="Table1.1">
          <table:table-cell table:style-name="Table1.A2" office:value-type="string">
            <text:p text:style-name="P23">Unit 0 Class Introduction</text:p>
          </table:table-cell>
          <table:table-cell table:style-name="Table1.B2" office:value-type="string">
            <text:p text:style-name="P5"><text:span text:style-name="T15">Week 0 (</text:span><text:span text:style-name="T27">Jan 18</text:span><text:span text:style-name="T15">)</text:span></text:p>
          </table:table-cell>
        </table:table-row>
        <table:table-row table:style-name="Table1.1">
          <table:table-cell table:style-name="Table1.A2" office:value-type="string">
            <text:p text:style-name="P23">Unit 1 Functions, Arrays &amp; Structs</text:p>
          </table:table-cell>
          <table:table-cell table:style-name="Table1.B2" office:value-type="string">
            <text:p text:style-name="P5"><text:span text:style-name="T15">Week 1 (</text:span><text:span text:style-name="T27">Jan 23</text:span><text:span text:style-name="T15">)</text:span></text:p>
            <text:p text:style-name="P5"><text:span text:style-name="T15">Week 2 (</text:span><text:span text:style-name="T27">Jan 30</text:span><text:span text:style-name="T15">)</text:span></text:p>
          </table:table-cell>
        </table:table-row>
        <table:table-row table:style-name="Table1.1">
          <table:table-cell table:style-name="Table1.A2" office:value-type="string">
            <text:p text:style-name="P23">Unit 2 Searching, Sorting &amp; Analysis</text:p>
          </table:table-cell>
          <table:table-cell table:style-name="Table1.B2" office:value-type="string">
            <text:p text:style-name="P5"><text:span text:style-name="T15">Week 4 (</text:span><text:span text:style-name="T27">Feb</text:span><text:span text:style-name="T15"> </text:span><text:span text:style-name="T27">06</text:span><text:span text:style-name="T15">)</text:span></text:p>
            <text:p text:style-name="P5"><text:span text:style-name="T15">Week 5 (</text:span><text:span text:style-name="T27">Feb 13</text:span><text:span text:style-name="T15">)</text:span></text:p>
          </table:table-cell>
        </table:table-row>
        <table:table-row table:style-name="Table1.1">
          <table:table-cell table:style-name="Table1.A2" office:value-type="string">
            <text:p text:style-name="P23">Unit 3 Pointers &amp; Dynamic Memory Allocation</text:p>
          </table:table-cell>
          <table:table-cell table:style-name="Table1.B2" office:value-type="string">
            <text:p text:style-name="P5"><text:span text:style-name="T15">Week 6 (</text:span><text:span text:style-name="T27">Feb 20</text:span><text:span text:style-name="T15">)</text:span></text:p>
            <text:p text:style-name="P5"><text:span text:style-name="T15">Week 7 (</text:span><text:span text:style-name="T27">Feb 27</text:span><text:span text:style-name="T15">)</text:span></text:p>
          </table:table-cell>
        </table:table-row>
        <table:table-row table:style-name="Table1.1">
          <table:table-cell table:style-name="Table1.A2" office:value-type="string">
            <text:p text:style-name="P27">Review and Midterm</text:p>
          </table:table-cell>
          <table:table-cell table:style-name="Table1.B2" office:value-type="string">
            <text:p text:style-name="P5"><text:span text:style-name="T1">Week 8 (</text:span><text:span text:style-name="T18">Mar 6</text:span><text:span text:style-name="T1">)</text:span></text:p>
          </table:table-cell>
        </table:table-row>
        <table:table-row table:style-name="Table1.1">
          <table:table-cell table:style-name="Table1.A2" office:value-type="string">
            <text:p text:style-name="P32">Spring Break</text:p>
          </table:table-cell>
          <table:table-cell table:style-name="Table1.B2" office:value-type="string">
            <text:p text:style-name="P5"><text:span text:style-name="T1">Week 9 (</text:span><text:span text:style-name="T18">Mar 13</text:span><text:span text:style-name="T1">)</text:span></text:p>
          </table:table-cell>
        </table:table-row>
        <table:table-row table:style-name="Table1.1">
          <table:table-cell table:style-name="Table1.A2" office:value-type="string">
            <text:p text:style-name="P27">Unit 4 Introduction to Classes</text:p>
          </table:table-cell>
          <table:table-cell table:style-name="Table1.B2" office:value-type="string">
            <text:p text:style-name="P5"><text:span text:style-name="T1">Week 10 (</text:span><text:span text:style-name="T18">Mar 20</text:span><text:span text:style-name="T1">)</text:span></text:p>
            <text:p text:style-name="P5"><text:span text:style-name="T15">Week 11 (</text:span><text:span text:style-name="T27">Mar 27</text:span><text:span text:style-name="T15">)</text:span></text:p>
          </table:table-cell>
        </table:table-row>
        <table:table-row table:style-name="Table1.1">
          <table:table-cell table:style-name="Table1.A2" office:value-type="string">
            <text:p text:style-name="P23">Unit 5 Linked Lists</text:p>
          </table:table-cell>
          <table:table-cell table:style-name="Table1.B2" office:value-type="string">
            <text:p text:style-name="P5"><text:span text:style-name="T15">Week 12 (</text:span><text:span text:style-name="T27">Apr 03</text:span><text:span text:style-name="T15">)</text:span></text:p>
            <text:p text:style-name="P5"><text:span text:style-name="T15">Week 11 (</text:span><text:span text:style-name="T27">Apr 10</text:span><text:span text:style-name="T15">)</text:span></text:p>
          </table:table-cell>
        </table:table-row>
        <table:table-row table:style-name="Table1.1">
          <table:table-cell table:style-name="Table1.A2" office:value-type="string">
            <text:p text:style-name="P23">Unit 6 Stacks &amp; Queues</text:p>
          </table:table-cell>
          <table:table-cell table:style-name="Table1.B2" office:value-type="string">
            <text:p text:style-name="P5"><text:span text:style-name="T15">Week 12 (</text:span><text:span text:style-name="T27">Apr</text:span><text:span text:style-name="T15"> 17)</text:span></text:p>
            <text:p text:style-name="P6"><text:span text:style-name="T15">Week 13 (</text:span><text:span text:style-name="T27">Apr</text:span><text:span text:style-name="T15"> </text:span><text:span text:style-name="T27">24</text:span><text:span text:style-name="T15">)</text:span></text:p>
          </table:table-cell>
        </table:table-row>
        <table:table-row table:style-name="Table1.1">
          <table:table-cell table:style-name="Table1.A2" office:value-type="string">
            <text:p text:style-name="P25">Review</text:p>
          </table:table-cell>
          <table:table-cell table:style-name="Table1.B2" office:value-type="string">
            <text:p text:style-name="P6"><text:span text:style-name="T1">Week 14 (</text:span><text:span text:style-name="T18">May 01</text:span><text:span text:style-name="T1">)</text:span></text:p>
          </table:table-cell>
        </table:table-row>
        <table:table-row table:style-name="Table1.1">
          <table:table-cell table:style-name="Table1.A2" office:value-type="string">
            <text:p text:style-name="P25">Final Exam</text:p>
          </table:table-cell>
          <table:table-cell table:style-name="Table1.B2" office:value-type="string">
            <text:p text:style-name="P6"><text:span text:style-name="T1">Week 15 (</text:span><text:span text:style-name="T18">May 10</text:span><text:span text:style-name="T1">)</text:span></text:p>
          </table:table-cell>
        </table:table-row>
      </table:table>
      <text:p text:style-name="P10"/>
      <text:p text:style-name="P33"/>
      <text:p text:style-name="P2"><text:span text:style-name="T16">Extra Credit</text:span><text:span text:style-name="T15">:</text:span></text:p>
      <text:p text:style-name="P2"><text:span text:style-name="T27">Five</text:span><text:span text:style-name="T15"> extra credit problems are offered during this course. They will be selected by the instructor from the coding challenge website HackerRank. Instructions for completing these problems will be posted on Canvas. Each problem completed satisfactorily will be worth up to one percentage point on a student's final grade.</text:span></text:p>
      <text:p text:style-name="P22"/>
      <text:p text:style-name="P22">No other extra credit is offered in this class.</text:p>
      <text:p text:style-name="P22"/>
      <text:p text:style-name="P22"/>
      <text:p text:style-name="P22"/>
      <text:p text:style-name="P20">This document may be updated later to correct typos, clarify statements, or to adjust the schedu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format="">
        <style:list-level-properties text:list-level-position-and-space-mode="label-alignment">
          <style:list-level-label-alignment text:label-followed-by="nothing"/>
        </style:list-level-properties>
      </text:list-level-style-number>
      <text:list-level-style-number text:level="2" text:style-name="ListLabel_20_38" loext:num-list-format="%2%" style:num-format="">
        <style:list-level-properties text:list-level-position-and-space-mode="label-alignment">
          <style:list-level-label-alignment text:label-followed-by="nothing"/>
        </style:list-level-properties>
      </text:list-level-style-number>
      <text:list-level-style-number text:level="3" text:style-name="ListLabel_20_39" loext:num-list-format="%3%" style:num-format="">
        <style:list-level-properties text:list-level-position-and-space-mode="label-alignment">
          <style:list-level-label-alignment text:label-followed-by="nothing"/>
        </style:list-level-properties>
      </text:list-level-style-number>
      <text:list-level-style-number text:level="4" text:style-name="ListLabel_20_40" loext:num-list-format="%4%" style:num-format="">
        <style:list-level-properties text:list-level-position-and-space-mode="label-alignment">
          <style:list-level-label-alignment text:label-followed-by="nothing"/>
        </style:list-level-properties>
      </text:list-level-style-number>
      <text:list-level-style-number text:level="5" text:style-name="ListLabel_20_41" loext:num-list-format="%5%" style:num-format="">
        <style:list-level-properties text:list-level-position-and-space-mode="label-alignment">
          <style:list-level-label-alignment text:label-followed-by="nothing"/>
        </style:list-level-properties>
      </text:list-level-style-number>
      <text:list-level-style-number text:level="6" text:style-name="ListLabel_20_42" loext:num-list-format="%6%" style:num-format="">
        <style:list-level-properties text:list-level-position-and-space-mode="label-alignment">
          <style:list-level-label-alignment text:label-followed-by="nothing"/>
        </style:list-level-properties>
      </text:list-level-style-number>
      <text:list-level-style-number text:level="7" text:style-name="ListLabel_20_43" loext:num-list-format="%7%" style:num-format="">
        <style:list-level-properties text:list-level-position-and-space-mode="label-alignment">
          <style:list-level-label-alignment text:label-followed-by="nothing"/>
        </style:list-level-properties>
      </text:list-level-style-number>
      <text:list-level-style-number text:level="8" text:style-name="ListLabel_20_44" loext:num-list-format="%8%" style:num-format="">
        <style:list-level-properties text:list-level-position-and-space-mode="label-alignment">
          <style:list-level-label-alignment text:label-followed-by="nothing"/>
        </style:list-level-properties>
      </text:list-level-style-number>
      <text:list-level-style-number text:level="9" text:style-name="ListLabel_20_4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text:number-lines="false" text:line-number="0"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5T09:21:33</meta:creation-date>
    <dc:language>en-US</dc:language>
    <dc:date>2023-05-05T10:09:42.099762243</dc:date>
    <meta:editing-cycles>34</meta:editing-cycles>
    <meta:editing-duration>P1DT2H29M34S</meta:editing-duration>
    <meta:generator>LibreOffice/7.3.7.2$Linux_X86_64 LibreOffice_project/30$Build-2</meta:generator>
    <meta:document-statistic meta:table-count="1" meta:image-count="0" meta:object-count="0" meta:page-count="6" meta:paragraph-count="151" meta:word-count="1996" meta:character-count="12182" meta:non-whitespace-character-count="10305"/>
    <meta:user-defined meta:name="AppVersion">15.0000</meta:user-defined>
  </office:meta>
</office:document-meta>
</file>